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6b1b7" officeooo:paragraph-rsid="0006b1b7"/>
    </style:style>
    <style:style style:name="P2" style:family="paragraph" style:parent-style-name="Text_20_body">
      <style:text-properties officeooo:rsid="0006b1b7"/>
    </style:style>
    <style:style style:name="P3" style:family="paragraph" style:parent-style-name="Header">
      <style:text-properties officeooo:rsid="00093106" officeooo:paragraph-rsid="000b9409"/>
    </style:style>
    <style:style style:name="P4" style:family="paragraph" style:parent-style-name="Header">
      <style:text-properties officeooo:rsid="00093106" officeooo:paragraph-rsid="00093106"/>
    </style:style>
    <style:style style:name="P5" style:family="paragraph" style:parent-style-name="Heading_20_1">
      <style:paragraph-properties fo:text-align="center" style:justify-single-word="false"/>
      <style:text-properties officeooo:paragraph-rsid="00093106"/>
    </style:style>
    <style:style style:name="P6" style:family="paragraph" style:parent-style-name="Text_20_body">
      <style:text-properties officeooo:paragraph-rsid="0009ab24"/>
    </style:style>
    <style:style style:name="P7" style:family="paragraph" style:parent-style-name="Subtitle">
      <style:text-properties officeooo:paragraph-rsid="00093106"/>
    </style:style>
    <style:style style:name="P8" style:family="paragraph" style:parent-style-name="Text_20_body">
      <style:text-properties officeooo:rsid="0009ab24" officeooo:paragraph-rsid="0009ab24"/>
    </style:style>
    <style:style style:name="P9" style:family="paragraph" style:parent-style-name="Text_20_body">
      <style:text-properties officeooo:paragraph-rsid="000b9409"/>
    </style:style>
    <style:style style:name="P10" style:family="paragraph" style:parent-style-name="Text_20_body">
      <style:text-properties officeooo:rsid="000b9409" officeooo:paragraph-rsid="000b9409"/>
    </style:style>
    <style:style style:name="P11" style:family="paragraph" style:parent-style-name="Heading_20_2">
      <style:text-properties officeooo:paragraph-rsid="000b9409"/>
    </style:style>
    <style:style style:name="P12" style:family="paragraph" style:parent-style-name="Heading_20_2">
      <style:text-properties officeooo:paragraph-rsid="0009ab24"/>
    </style:style>
    <style:style style:name="P13" style:family="paragraph" style:parent-style-name="Text_20_body" style:list-style-name="L1">
      <style:text-properties officeooo:paragraph-rsid="00093106"/>
    </style:style>
    <style:style style:name="P14" style:family="paragraph" style:parent-style-name="Text_20_body">
      <style:text-properties officeooo:rsid="000b9409" officeooo:paragraph-rsid="000b9409"/>
    </style:style>
    <style:style style:name="P15" style:family="paragraph" style:parent-style-name="Text_20_body">
      <style:text-properties officeooo:rsid="0012bf20" officeooo:paragraph-rsid="0012bf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3106" style:font-weight-asian="bold" style:font-weight-complex="bold"/>
    </style:style>
    <style:style style:name="T3" style:family="text">
      <style:text-properties officeooo:rsid="00093106"/>
    </style:style>
    <style:style style:name="T4" style:family="text">
      <style:text-properties officeooo:rsid="000b9409"/>
    </style:style>
    <style:style style:name="T5" style:family="text">
      <style:text-properties officeooo:rsid="0009ab24"/>
    </style:style>
    <style:style style:name="T6" style:family="text">
      <style:text-properties officeooo:rsid="0011ee1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 text:name="ctl00_PageHeader_TT"/>Webbutveckling Javascript [Esc] </text:h>
      <text:p text:style-name="P7">Planering av grupparbete</text:p>
      <text:list xml:id="list3880360110" text:style-name="L1">
        <text:list-header>
          <text:p text:style-name="P13"/>
        </text:list-header>
      </text:list>
      <text:h text:style-name="P11" text:outline-level="2">Hur planerar ni att dela upp arbetet?</text:h>
      <text:p text:style-name="P10">Det är svårt att avgöra i nuläget. Men vi arbetar med att dela upp projeketet i mindre bitar (issues) och <text:span text:style-name="T6">ska</text:span> sen <text:span text:style-name="T6">försöka att</text:span> fördela de via Github Projects.</text:p>
      <text:p text:style-name="P15">Vi valde att sitta och skriva html och css tillsammans via live-share i vs code och koda strukturen.</text:p>
      <text:p text:style-name="P10"/>
      <text:p text:style-name="P10"/>
      <text:h text:style-name="P11" text:outline-level="2">När ska ni ha gruppmöten? Bestäm alla datum redan nu</text:h>
      <text:p text:style-name="P10">Vi kommer ha kontinuerliga möten på Discord, men vi har även möten på tisdagar och fredagar.</text:p>
      <text:p text:style-name="P15">Vi kommer försöka skriva mötes anteckningar varje dag för att summera vad som gjorts och om problem uppstått.</text:p>
      <text:p text:style-name="P9"/>
      <text:p text:style-name="P9"/>
      <text:h text:style-name="P11" text:outline-level="2" text:is-list-header="true">Hur sköter ni kommunikationen mellan möten</text:h>
      <text:p text:style-name="P8">På Discord, vi har en egen privat kanal på klass<text:span text:style-name="T4">en</text:span> server. <text:span text:style-name="T4">Vi kommer skriva där kontinuerligt så att alla är uppdaterade och ha spontana möten när det behövs.</text:span></text:p>
      <text:h text:style-name="P12" text:outline-level="2"/>
      <text:h text:style-name="P12" text:outline-level="2">Vems befintliga kod ska ni utgå ifrån?</text:h>
      <text:p text:style-name="P6">Vi tittade igenom varandras kod för att avgöra vems kod vi skulle använda.</text:p>
      <text:p text:style-name="P6">Vi bestämde att vi <text:span text:style-name="T4">kommer </text:span>använd<text:span text:style-name="T4">a</text:span> Richards <text:span text:style-name="T5">(din)</text:span> kod och gör fin putsningar i slutet om vi har tid.</text:p>
      <text:p text:style-name="Text_20_body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b1b7" officeooo:paragraph-rsid="0006b1b7"/>
    </style:style>
    <style:style style:name="MP2" style:family="paragraph" style:parent-style-name="Header">
      <style:text-properties officeooo:rsid="00093106" officeooo:paragraph-rsid="000b9409"/>
    </style:style>
    <style:style style:name="MP3" style:family="paragraph" style:parent-style-name="Header">
      <style:text-properties officeooo:rsid="00093106" officeooo:paragraph-rsid="00093106"/>
    </style:style>
    <style:style style:name="MT1" style:family="text">
      <style:text-properties fo:font-weight="bold" officeooo:rsid="00093106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093106"/>
    </style:style>
    <style:style style:name="MT4" style:family="text">
      <style:text-properties officeooo:rsid="000b940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Grupp 01 </text:span><text:span text:style-name="MT2">- SJPI22</text:span><text:tab/> <text:s text:c="39"/><text:tab/><text:span text:style-name="MT3">2022-11-15</text:span></text:p>
        <text:p text:style-name="MP2">Abdul Alsaleh <text:s text:c="4"/>Arash Eblaghian</text:p>
        <text:p text:style-name="MP3">Jaimen Lavell <text:s text:c="4"/><text:span text:style-name="MT4">P</text:span>ontus Lundholm</text:p>
        <text:p text:style-name="MP3">Fabricio Flores <text:s text:c="2"/>Vedad Zug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13:28.112894926</meta:creation-date>
    <dc:date>2022-11-15T16:28:53.101152274</dc:date>
    <meta:editing-duration>PT18M4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94" meta:character-count="1177" meta:non-whitespace-character-count="948"/>
  </office:meta>
</office:document-meta>
</file>